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1.586cm" fo:min-width="56.0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8.3cm" svg:height="63.6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4.6cm" svg:y1="5cm" svg:x2="63.3cm" svg:y2="5cm">
          <text:p/>
        </draw:line>
        <draw:frame draw:style-name="gr3" draw:text-style-name="P3" draw:layer="layout" svg:width="16cm" svg:height="6.5cm" svg:x="42.75cm" svg:y="7.25cm">
          <draw:text-box>
            <text:p><text:span text:style-name="T1">287 cm</text:span></text:p>
          </draw:text-box>
        </draw:frame>
        <draw:frame draw:style-name="gr3" draw:text-style-name="P3" draw:layer="layout" svg:width="16cm" svg:height="6.5cm" svg:x="6.75cm" svg:y="35.25cm">
          <draw:text-box>
            <text:p><text:span text:style-name="T1">636 cm</text:span></text:p>
          </draw:text-box>
        </draw:frame>
        <draw:custom-shape draw:style-name="gr4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6cm" svg:height="6.5cm" svg:x="26.25cm" svg:y="70.75cm">
          <draw:text-box>
            <text:p><text:span text:style-name="T1">583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2-07T17:15:43.374000000</dc:date>
    <meta:editing-duration>PT54M15S</meta:editing-duration>
    <meta:editing-cycles>32</meta:editing-cycles>
    <meta:generator>LibreOffice/7.0.4.2$Windows_X86_64 LibreOffice_project/dcf040e67528d9187c66b2379df5ea4407429775</meta:generator>
    <meta:document-statistic meta:object-count="6"/>
  </office:meta>
</office:document-meta>
</file>